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in" loext:contextual-spacing="false" fo:line-height="100%"/>
    </style:style>
    <style:style style:name="P2" style:family="paragraph" style:parent-style-name="Standard">
      <style:paragraph-properties fo:margin-top="0.139in" fo:margin-bottom="0in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margin-top="0.139in" fo:margin-bottom="0in" loext:contextual-spacing="false" fo:line-height="100%" style:page-number="1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ct 2, Scene 2</text:span></text:p>
      <text:p text:style-name="P1"><text:span text:style-name="T2">Okura</text:span><text:span text:style-name="T4">: <text:s/>Suppose that you were touched by the Fortune of obedience, whom I shall not name here. <text:s/>Consider for a moment what would follow.</text:span></text:p>
      <text:p text:style-name="P1"><text:span text:style-name="T2">Shizue (frowning)</text:span><text:span text:style-name="T4">: <text:s/>Is there such a Fortune? <text:s/>I have not encountered such in my studies, not in any library in the Empire.</text:span></text:p>
      <text:p text:style-name="P1"><text:span text:style-name="T2">Okura</text:span><text:span text:style-name="T4">: <text:s/>Pfaw! <text:s/>I spoke the word ‘obedience’ and you felt my meaning. <text:s/>Are you foolish enough to doubt the existence of its Fortune simply because lesser scholars have failed to learn his name?</text:span></text:p>
      <text:p text:style-name="P1"><text:span text:style-name="T2">Shizue</text:span><text:span text:style-name="T4">: <text:s/>Apologies. <text:s/>What effect would result from being touched by the great Fortune of obedience?</text:span></text:p>
      <text:p text:style-name="P1"><text:span text:style-name="T2">Okura (sharply)</text:span><text:span text:style-name="T4">: <text:s/>Did you not tell me you’d studied such things?</text:span></text:p>
      <text:p text:style-name="P1"><text:span text:style-name="T2">Shizue</text:span><text:span text:style-name="T4">: <text:s/>Yes of course. <text:s/>I imagine… my loyalty to my lord would increase, while my subordinates’ loyalty to me would likewise increase.</text:span></text:p>
      <text:p text:style-name="P1"><text:span text:style-name="T2">Okura</text:span><text:span text:style-name="T4">: <text:s/>Ha! <text:s/>You assume a human sensibility from a divine being. <text:s/>Obedience is not loyalty, and it is loyalty rather than obedience which Akodo identifies as a virtue of bushido. <text:s/>And your Fortune would care nothing for any virtue, only that you obey your orders without thought, question, or hesitation.</text:span></text:p>
      <text:p text:style-name="P1"><text:span text:style-name="T2">Shizue</text:span><text:span text:style-name="T4">: <text:s/>I see. <text:s/>I would need to cleave my own judgement apart from my loyalty, leaving merely dumb obedience. <text:s/>Only then would my service to the fortune be rewarded.</text:span></text:p>
      <text:p text:style-name="P1"><text:span text:style-name="T2">Okura</text:span><text:span text:style-name="T4">: <text:s/>And what do you imagine your reward would be?</text:span></text:p>
      <text:p text:style-name="P1"><text:span text:style-name="T2">Shizue</text:span><text:span text:style-name="T4">: <text:s/>Good luck and prosperity, especially in the sphere of the fortune’s influence. <text:s/>My lord would know I would never betray him - </text:span><text:span text:style-name="T5">could</text:span><text:span text:style-name="T4"> never betray him - and would grant me authority over many households. <text:s/>Those under me would find themselves possessed of a share of the same obedience I cultivate in myself.</text:span></text:p>
      <text:p text:style-name="P1"><text:span text:style-name="T2">Okura (amused)</text:span><text:span text:style-name="T4">: <text:s/>You are not… entirely wrong. <text:s/>Yet you underestimate the cost of your service, as well as its rewards. <text:s/>Tell me, if your obedience increased beyond normal human capacity, what pieces of yourself do you imagine would likewise decrease?</text:span></text:p>
      <text:p text:style-name="P1"><text:span text:style-name="T2">Shizue</text:span><text:span text:style-name="T4">: <text:s/>Certainly all forms of treachery… but that would not be enough. <text:s/>By choosing dumb obedience, I would sacrifice away my capacity to pass judgement and decide right from wrong. <text:s/>Taken far enough, I may lose even the ability to comprehend what outcomes my actions may have, since all that would matter to me is that I obey my lord.</text:span></text:p>
      <text:p text:style-name="P1"><text:span text:style-name="T2">Okura</text:span><text:span text:style-name="T4">: <text:s/>Indeed. <text:s/>You would find yourself with the contentment of the Enlightened, blissfully instrumenting your daimyo’s will. <text:s/>Yet you might also struggle to remember, as you looked at the faces of your children, what it means when they smile or frown.</text:span></text:p>
      <text:p text:style-name="P1"><text:span text:style-name="T2">Shizue</text:span><text:span text:style-name="T4">: <text:s/>Oh my. <text:s/>Can any balance be struck?</text:span></text:p>
      <text:p text:style-name="P1"><text:span text:style-name="T2">Okura (derisively)</text:span><text:span text:style-name="T4">: <text:s/>With the Fortune of obedience?</text:span></text:p>
      <text:p text:style-name="P1"><text:span text:style-name="T2">Shizue</text:span><text:span text:style-name="T4">: <text:s/>Oh. <text:s/>I suppose not. <text:s/>If my daimyo wished otherwise, I might be unable to choose balance over extremity. <text:s/>Given time, I might be unable to even comprehend the concept. <text:s/>But surely this is not the case with every Fortune!</text:span></text:p>
      <text:p text:style-name="P1"><text:span text:style-name="T2">Okura</text:span><text:span text:style-name="T4">: <text:s/>Are you a gambler? <text:s/>If you find such consequences unacceptable, would you still choose this path on the wager that you escape them?</text:span></text:p>
      <text:p text:style-name="P1"><text:span text:style-name="T2">Shizue</text:span><text:span text:style-name="T4">: <text:s/>… for the sake of my family I would sacrifice anything. <text:s/>Even my humanity, though I pray this shall not be required of me.</text:span></text:p>
      <text:p text:style-name="P1"><text:span text:style-name="T2">Okura</text:span><text:span text:style-name="T4">: <text:s/>Then answer me this: what separates the Seven Fortunes of Good Luck from the remainder of the Thousand Fortunes?</text:span></text:p>
      <text:p text:style-name="P1"><text:span text:style-name="T2">Shizue (confused)</text:span><text:span text:style-name="T4">: <text:s/>They are the Great Fortunes, and the remainder are the Lesser Fortunes.</text:span></text:p>
      <text:p text:style-name="P1"><text:span text:style-name="T2">Okura (forcefully)</text:span><text:span text:style-name="T4">: <text:s/>Wrong! <text:s/>There is no Greater or Lesser, any more than a chain has a greater or lesser link.</text:span></text:p>
      <text:p text:style-name="P1"><text:span text:style-name="T2">Shizue</text:span><text:span text:style-name="T4">: <text:s/>Why then are the Seven elevated above the rest?</text:span></text:p>
      <text:p text:style-name="P1"><text:span text:style-name="T2">Okura</text:span><text:span text:style-name="T4">: <text:s/>An intelligent question! <text:s/>Hard enough to comprehend why it should be asked, and harder still to answer. <text:s/>Name the aspects of the Seven Fortunes.</text:span></text:p>
      <text:p text:style-name="P1"><text:span text:style-name="T2">Shizue</text:span><text:span text:style-name="T4">: <text:s/>Romantic Love. <text:s/>Strength. <text:s/>Contentment. <text:s/>Wealth. <text:s/>Longevity. <text:s/>Honest Work. <text:s/>Mercy.</text:span></text:p>
      <text:p text:style-name="P1"><text:soft-page-break/><text:span text:style-name="T2">Okura</text:span><text:span text:style-name="T4">: <text:s/>A strange assortment of things.</text:span></text:p>
      <text:p text:style-name="P1"><text:span text:style-name="T2">Shizue</text:span><text:span text:style-name="T4">: <text:s/>I’d never considered… how were these Seven selected?</text:span></text:p>
      <text:p text:style-name="P1"><text:span text:style-name="T2">Okura</text:span><text:span text:style-name="T4">: <text:s/>As you know, by the Hantei in consultation with the Shinsei through wisdom far beyond either of us. <text:s/>But you ask the wrong question.</text:span></text:p>
      <text:p text:style-name="P1"><text:span text:style-name="T2">Shizue</text:span><text:span text:style-name="T4">: <text:s/>Ah. <text:s/>To what goals did the Teacher and the Son of Heaven aspire in their selection?</text:span></text:p>
      <text:p text:style-name="P1"><text:span text:style-name="T2">Okura</text:span><text:span text:style-name="T4">: <text:s/>You shall not believe me.</text:span></text:p>
      <text:p text:style-name="P1"><text:span text:style-name="T2">Shizue</text:span><text:span text:style-name="T4">: <text:s/>I shall!</text:span></text:p>
      <text:p text:style-name="P1"><text:span text:style-name="T2">Okura</text:span><text:span text:style-name="T4">: <text:s/>All extremes lead to disaster. <text:s/>The Fortunes are extremity itself. <text:s/>Yet it is by their favor that humanity has won its way into the Age of Man, so we must court disaster through worship of those extremes. <text:s/>The Seven Fortunes are the least disastrous combination of extremities.</text:span></text:p>
      <text:p text:style-name="P1"><text:span text:style-name="T2">Shizue</text:span><text:span text:style-name="T4">: <text:s/>I... can see the disaster in tragic love, the immoral acquisition of wealth, the brutality of war… but certainly there is greatness as well as disaster.</text:span></text:p>
      <text:p text:style-name="P1"><text:span text:style-name="T2">Okura</text:span><text:span text:style-name="T4">: <text:s/>Indeed. <text:s/>And </text:span><text:span text:style-name="T3">that</text:span><text:span text:style-name="T4"> is the balance you seek. <text:s/>Not between the Fortune’s values and your own, but between greatness and disaster. <text:s/>And not the middle ground between them, but the future which encompasses both in equal measure. <text:s/>Is that what you seek?</text:span></text:p>
      <text:p text:style-name="P1"><text:span text:style-name="T2">Shizue</text:span><text:span text:style-name="T4">: <text:s/>I… don’t know.</text:span></text:p>
      <text:p text:style-name="P1"><text:span text:style-name="T2">Okura</text:span><text:span text:style-name="T4">: <text:s/>Had you given any other answer, I would have sent you away. <text:s/>But I think I can see the shape of your future. <text:s/>I shall describe your destiny to you, and then you may decide whether to walk away.</text:span></text:p>
      <text:p text:style-name="P2"><text:span text:style-name="T2">End Sce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848" meta:character-count="4968" meta:non-whitespace-character-count="4076"/>
    <meta:generator>LibreOfficeDev/5.1.0.3$Linux_X86_64 LibreOffice_project/</meta:generator>
  </office:meta>
</office:document-meta>
</file>